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SchemaDVFactoryImpl.get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SchemaDVFactoryImpl.getBuiltIn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SchemaDVFactoryImpl.create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